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4" svg:font-family="Arial, serif"/>
    <style:font-face style:name="Liberation Serif1" svg:font-family="'Liberation Serif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4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paragraph-rsid="004c5db3" style:font-size-asian="10pt" style:font-size-complex="10pt"/>
    </style:style>
    <style:style style:name="P5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paragraph-rsid="0047084d" style:font-size-asian="10pt" style:font-size-complex="10pt"/>
    </style:style>
    <style:style style:name="P6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paragraph-rsid="0055a9b3" style:font-size-asian="10pt" style:font-size-complex="10pt"/>
    </style:style>
    <style:style style:name="P7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paragraph-rsid="00584655" style:font-size-asian="10pt" style:font-size-complex="10pt"/>
    </style:style>
    <style:style style:name="P8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rsid="004b5f57" officeooo:paragraph-rsid="004b5f57" style:font-size-asian="10pt" style:font-size-complex="10pt"/>
    </style:style>
    <style:style style:name="P9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officeooo:paragraph-rsid="00584655" style:font-size-asian="10pt" style:font-size-complex="10pt"/>
    </style:style>
    <style:style style:name="P10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rsid="0059a542" officeooo:paragraph-rsid="0059a542" style:font-size-asian="10pt" style:font-size-complex="10pt"/>
    </style:style>
    <style:style style:name="P11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officeooo:paragraph-rsid="00547f33" style:font-size-asian="10pt" style:font-name-complex="Arial5" style:font-size-complex="10pt"/>
    </style:style>
    <style:style style:name="P12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fo:font-weight="bold" officeooo:rsid="004b5f57" officeooo:paragraph-rsid="004b5f57" style:font-size-asian="10pt" style:font-weight-asian="bold" style:font-size-complex="10pt" style:font-weight-complex="bold"/>
    </style:style>
    <style:style style:name="P13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fo:font-weight="bold" officeooo:rsid="00584655" officeooo:paragraph-rsid="00584655" style:font-size-asian="10pt" style:font-weight-asian="bold" style:font-size-complex="10pt" style:font-weight-complex="bold"/>
    </style:style>
    <style:style style:name="P14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fo:font-style="italic" officeooo:paragraph-rsid="0059a542" style:font-size-asian="10pt" style:font-style-asian="italic" style:font-size-complex="10pt" style:font-style-complex="italic"/>
    </style:style>
    <style:style style:name="P15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" fo:font-size="8pt" fo:letter-spacing="-0.004cm" fo:font-weight="bold" officeooo:rsid="00006a50" officeooo:paragraph-rsid="00547f33" style:font-size-asian="8pt" style:font-weight-asian="bold" style:font-name-complex="Arial5" style:font-size-complex="8pt" style:font-weight-complex="bold"/>
    </style:style>
    <style:style style:name="P16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style:font-name="Arial1" fo:font-size="10pt" officeooo:paragraph-rsid="0047084d" style:font-size-asian="10pt" style:font-size-complex="10pt"/>
    </style:style>
    <style:style style:name="P1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officeooo:rsid="0045ec7f" officeooo:paragraph-rsid="0009140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3cf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.21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091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font-name="Arial1" fo:font-size="10pt" officeooo:paragraph-rsid="0009140a" style:font-size-asian="10pt" style:font-size-complex="10pt"/>
    </style:style>
    <style:style style:name="P21" style:family="paragraph" style:parent-style-name="Text_20_body_20__28_user_29_" style:master-page-name="Standard">
      <style:paragraph-properties fo:margin-top="0cm" fo:margin-bottom="0.21cm" loext:contextual-spacing="false" fo:text-align="center" style:justify-single-word="false" style:page-number="auto"/>
      <style:text-properties officeooo:paragraph-rsid="004b5f57"/>
    </style:style>
    <style:style style:name="P22" style:family="paragraph" style:parent-style-name="Text_20_body_20__28_user_29_" style:list-style-name="L1">
      <style:paragraph-properties fo:margin-top="0cm" fo:margin-bottom="0.21cm" loext:contextual-spacing="false" fo:text-align="justify" style:justify-single-word="false"/>
      <style:text-properties fo:font-style="italic" officeooo:paragraph-rsid="0059a542" style:font-style-asian="italic" style:font-style-complex="italic"/>
    </style:style>
    <style:style style:name="P23" style:family="paragraph" style:parent-style-name="Text_20_body_20__28_user_29_" style:list-style-name="L1">
      <style:paragraph-properties fo:margin-top="0cm" fo:margin-bottom="0.21cm" loext:contextual-spacing="false" fo:text-align="justify" style:justify-single-word="false"/>
      <style:text-properties fo:color="#000000" style:font-name="Arial1" fo:font-size="10pt" fo:font-style="italic" officeooo:paragraph-rsid="0059a542" style:font-size-asian="10pt" style:font-style-asian="italic" style:font-size-complex="10pt" style:font-style-complex="italic"/>
    </style:style>
    <style:style style:name="P24" style:family="paragraph" style:parent-style-name="Text_20_body_20__28_user_29_">
      <style:paragraph-properties fo:margin-top="0cm" fo:margin-bottom="0.21cm" loext:contextual-spacing="false" fo:text-align="justify" style:justify-single-word="false"/>
      <style:text-properties fo:color="#000000" style:font-name="Arial1" fo:font-size="10pt" officeooo:rsid="00624cc1" officeooo:paragraph-rsid="00624cc1" style:font-size-asian="10pt" style:font-size-complex="10pt"/>
    </style:style>
    <style:style style:name="P25" style:family="paragraph" style:parent-style-name="Text_20_body_20__28_user_29_" style:master-page-name="">
      <loext:graphic-properties draw:fill="none"/>
      <style:paragraph-properties fo:margin-left="1cm" fo:margin-right="0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fo:color="#000000" style:font-name="Arial1" fo:font-size="10pt" fo:font-style="italic" officeooo:rsid="00624cc1" officeooo:paragraph-rsid="00624cc1" style:font-size-asian="10pt" style:font-style-asian="italic" style:font-size-complex="10pt" style:font-style-complex="italic" fo:hyphenate="false" fo:hyphenation-remain-char-count="2" fo:hyphenation-push-char-count="2"/>
    </style:style>
    <style:style style:name="P26" style:family="paragraph" style:parent-style-name="Text_20_body_20__28_user_29_">
      <loext:graphic-properties draw:fill="none"/>
      <style:paragraph-properties fo:margin-left="1cm" fo:margin-right="0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color="#000000" style:font-name="Arial1" fo:font-size="10pt" fo:font-style="italic" officeooo:rsid="00624cc1" officeooo:paragraph-rsid="00624cc1" style:font-size-asian="10pt" style:font-style-asian="italic" style:font-size-complex="10pt" style:font-style-complex="italic" fo:hyphenate="false" fo:hyphenation-remain-char-count="2" fo:hyphenation-push-char-count="2"/>
    </style:style>
    <style:style style:name="P2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4c5db3" style:letter-kerning="true" style:font-name-asian="SimSun" style:language-asian="zh" style:country-asian="CN" style:font-name-complex="Lucida Sans" style:language-complex="hi" style:country-complex="IN"/>
    </style:style>
    <style:style style:name="T3" style:family="text">
      <style:text-properties fo:color="#000000" style:font-name="Arial1" fo:font-size="10pt" style:font-size-asian="10pt" style:font-size-complex="10pt"/>
    </style:style>
    <style:style style:name="T4" style:family="text">
      <style:text-properties fo:color="#000000" style:font-name="Arial1" fo:font-size="10pt" officeooo:rsid="0059a542" style:font-size-asian="10pt" style:font-size-complex="10pt"/>
    </style:style>
    <style:style style:name="T5" style:family="text">
      <style:text-properties fo:color="#000000" fo:background-color="transparent" loext:char-shading-value="0"/>
    </style:style>
    <style:style style:name="T6" style:family="text">
      <style:text-properties fo:color="#000000" officeooo:rsid="005f1eed"/>
    </style:style>
    <style:style style:name="T7" style:family="text">
      <style:text-properties officeooo:rsid="004e821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9f96" style:font-weight-asian="bold" style:font-weight-complex="bold"/>
    </style:style>
    <style:style style:name="T10" style:family="text">
      <style:text-properties fo:font-weight="bold" officeooo:rsid="00584655" style:font-weight-asian="bold" style:font-weight-complex="bold"/>
    </style:style>
    <style:style style:name="T11" style:family="text">
      <style:text-properties fo:font-weight="bold" officeooo:rsid="0060c3e9" style:font-weight-asian="bold" style:font-weight-complex="bold"/>
    </style:style>
    <style:style style:name="T12" style:family="text">
      <style:text-properties style:font-name="Arial" fo:font-size="13pt" fo:font-style="italic" fo:font-weight="bold" officeooo:rsid="004b5f57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13" style:family="text">
      <style:text-properties style:font-name="Arial" fo:font-size="13pt" fo:font-style="italic" fo:font-weight="bold" officeooo:rsid="004eeac8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14" style:family="text">
      <style:text-properties officeooo:rsid="0050d5b1"/>
    </style:style>
    <style:style style:name="T15" style:family="text">
      <style:text-properties style:font-name="Arial2" fo:font-size="10pt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1" style:font-size-complex="10pt" style:font-weight-complex="normal"/>
    </style:style>
    <style:style style:name="T1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7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8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9" style:family="text">
      <style:text-properties style:text-outline="false" style:text-line-through-style="none" style:text-line-through-type="none" style:font-name="Arial3" fo:letter-spacing="-0.004cm" fo:language="es" fo:country="ES" fo:font-style="normal" fo:text-shadow="none" style:text-underline-style="none" fo:font-weight="bold" officeooo:rsid="0024a0da" style:letter-kerning="true" style:text-blinking="false" fo:background-color="transparent" loext:char-shading-value="0" style:font-name-asian="SimSun" style:language-asian="zh" style:country-asian="CN" style:font-style-asian="italic" style:font-weight-asian="bold" style:font-name-complex="Lucida Sans" style:language-complex="hi" style:country-complex="IN" style:font-style-complex="normal" style:font-weight-complex="bold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rial2" fo:letter-spacing="-0.004cm" fo:language="es" fo:country="ES" fo:font-style="normal" fo:text-shadow="none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1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officeooo:rsid="0055a9b3"/>
    </style:style>
    <style:style style:name="T22" style:family="text">
      <style:text-properties officeooo:rsid="00584655"/>
    </style:style>
    <style:style style:name="T23" style:family="text">
      <style:text-properties officeooo:rsid="005f1eed"/>
    </style:style>
    <style:style style:name="T24" style:family="text">
      <style:text-properties fo:color="#2a6099"/>
    </style:style>
    <style:style style:name="T25" style:family="text">
      <style:text-properties fo:color="#2a6099" fo:font-weight="bold" style:font-weight-asian="bold" style:font-weight-complex="bold"/>
    </style:style>
    <style:style style:name="T26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2">RESOLUCIÓN DE </text:span><text:span text:style-name="T13">$$ALCALDIA$$</text:span></text:p>
      <text:p text:style-name="P17"/>
      <text:p text:style-name="P18">Número de expediente: $$V_NUMEXP$$</text:p>
      <text:p text:style-name="P18">Nombre del expediente: $$V_TITULOEXP$$</text:p>
      <text:p text:style-name="P19">Fecha: $$DIA_SISTEMA$$ <text:span text:style-name="T7">de</text:span> $$MES_SISTEMA$$ <text:span text:style-name="T7">de </text:span>$$EJERCICIO_SISTEMA$$</text:p>
      <text:p text:style-name="P20"/>
      <text:p text:style-name="P9"><text:span text:style-name="T10">ANTECEDENTES DE HECHO</text:span><text:span text:style-name="T22"> </text:span></text:p>
      <text:p text:style-name="P7"/>
      <text:p text:style-name="P7">Vista la solicitud de constitución de anticipo de caja fija realizada por el/la $$CONCEJAL$$ de la delegación de $$LUGAR_DEL$$, por importe de $$IMP_FON_CF$$ euros y nombrando como habilitado del mismo al/la funcionario/a $$NOMBRE_FUN_N$$, para la realización de gastos en concepto de <text:span text:style-name="Fuente_20_de_20_párrafo_20_predeter."><text:span text:style-name="T19"><text:script script:language="JOOScript">[#if DIETA_LOC_OFI_CON_OTR_label??][#assign DIETA_LOC_OFI_CON_OTR=DIETA_LOC_OFI_CON_OTR_label][/#if]</text:script></text:span></text:span><text:span text:style-name="Fuente_20_de_20_párrafo_20_predeter."><text:span text:style-name="T20"><text:text-input text:description="JOOScript">${(DIETA_LOC_OFI_CON_OTR)!}</text:text-input></text:span></text:span>.</text:p>
      <text:p text:style-name="P16"><text:span text:style-name="T1">Visto el informe de Intervención de fecha </text:span><text:span text:style-name="T2">$$F_F_IIN$$</text:span><text:span text:style-name="T1">, cuyo resultado de la fiscalización</text:span><text:span text:style-name="T5"> es favorable,</text:span><text:span text:style-name="T1"> cumpliéndose los requisitos dispuestos en las </text:span><text:span text:style-name="T6">b</text:span><text:span text:style-name="T1">ases de </text:span><text:span text:style-name="T6">e</text:span><text:span text:style-name="T1">jecución del </text:span><text:span text:style-name="T6">p</text:span><text:span text:style-name="T1">resupuesto en referencia a los anticipos de caja fija. </text:span></text:p>
      <text:p text:style-name="P5"/>
      <text:p text:style-name="P13">FUNDAMENTOS DE DERECHO</text:p>
      <text:p text:style-name="P5"/>
      <text:p text:style-name="P10">De conformidad con el artículo 73 del Real Decreto 500/1990, de 20 de abril por el que se desarrolla el capítulo primero del título sexto de la Ley 39/1988, de 28 de diciembre, reguladora de las Haciendas Locales, en materia de presupuestos:</text:p>
      <text:p text:style-name="P14">“</text:p>
      <text:list xml:id="list2701606382" text:style-name="L1">
        <text:list-item>
          <text:p text:style-name="P22"><text:span text:style-name="T4">P</text:span><text:span text:style-name="T3">ara las atenciones corrientes de carácter periódico o repetitivo, tales como dietas, gastos de locomoción, material de oficina no inventariable, conservación y otros de similares características, los fondos librados a justificar podrán tener el carácter de anticipos de caja fija (artículo 171.3 LRHL).</text:span></text:p>
        </text:list-item>
        <text:list-item>
          <text:p text:style-name="P23">Tendrán la consideración de anticipos de caja fija las provisiones de fondos de carácter no presupuestario y permanente que se realicen a pagadurías, cajas y habilitaciones para la atención inmediata y posterior aplicación al Presupuesto del año en que se realicen, de los gastos a que se refiere el apartado anterior.</text:p>
        </text:list-item>
        <text:list-item>
          <text:p text:style-name="P23">Las provisiones en concepto de anticipos de caja fija se realizarán en base a una resolución dictada por la Autoridad competente para autorizar los pagos y se aplicarán inicialmente al concepto no presupuestario que, a tal objeto, se determine.</text:p>
        </text:list-item>
        <text:list-item>
          <text:p text:style-name="P23">En ningún caso la cuantía global de los anticipos de caja fija podrá exceder de la cantidad que, a tal efecto, fije el Pleno de la Entidad.”</text:p>
        </text:list-item>
      </text:list>
      <text:p text:style-name="P24">El artículo 190 del texto refundido de la Ley Reguladora de las Haciendas Locales, aprobado por el Real Decreto Legislativo 2/2004, de 5 de marzo, establece lo siguiente:</text:p>
      <text:p text:style-name="P25">“Artículo 190. Pagos a justificar. Anticipos de caja fija.</text:p>
      <text:p text:style-name="P26">1. Las órdenes de pago cuyos documentos no se puedan acompañar en el momento de su expedición, según previene el artículo anterior, tendrán el carácter de a justificar y se aplicarán a los correspondientes créditos presupuestarios.</text:p>
      <text:p text:style-name="P26">2. Las bases de ejecución del presupuesto podrán establecer, previo informe de la Intervención, las normas que regulen la expedición de órdenes de pago a justificar con cargo a los presupuestos de <text:soft-page-break/>gastos, determinando los criterios generales, los límites cuantitativos y los conceptos presupuestarios a los que sean aplicables.</text:p>
      <text:p text:style-name="P26">Los perceptores de estas órdenes de pago quedarán obligados a justificar la aplicación de las cantidades percibidas en el plazo máximo de tres meses, y sujetos al régimen de responsabilidades que establece la normativa vigente.</text:p>
      <text:p text:style-name="P26">En ningún caso podrán expedirse nuevas órdenes de pago a justificar, por los mismos conceptos presupuestarios, a perceptores que tuviesen aún en su poder fondos pendientes de justificación.</text:p>
      <text:p text:style-name="P26">3. Para las atenciones de carácter periódico o repetitivo, los fondos librados a justificar podrán tener el carácter de anticipos de caja fija. Los perceptores de estos fondos quedarán obligados a justificar la aplicación de las cantidades percibidas a lo largo del ejercicio presupuestario en que se constituyó el anticipo.”</text:p>
      <text:p text:style-name="P24">Examinada la documentación que la acompaña, y de conformidad con lo establecido en el artículo <text:span text:style-name="T25">[en caso de municipio]</text:span>21.1.f) de la Ley 7/1985, de 2 de abril, Reguladora de las Bases de Régimen Local, <text:span text:style-name="T25">[en caso de diputación]</text:span>34.1.f) de la Ley 7/1985, de 2 de abril, Reguladora de las Bases de Régimen Local,</text:p>
      <text:p text:style-name="P24"/>
      <text:p text:style-name="P12">RESUELVO</text:p>
      <text:p text:style-name="P8"/>
      <text:p text:style-name="P6"><text:span text:style-name="T8">PRIMERO</text:span>.- Aprobar la constitución del anticipo de caja fija por importe de $$IMP_FON_CF$$ euros, para atender los gastos en concepto de <text:span text:style-name="Fuente_20_de_20_párrafo_20_predeter."><text:span text:style-name="T19"><text:script script:language="JOOScript">[#if DIETA_LOC_OFI_CON_OTR_label??][#assign DIETA_LOC_OFI_CON_OTR=DIETA_LOC_OFI_CON_OTR_label][/#if]</text:script></text:span></text:span><text:span text:style-name="Fuente_20_de_20_párrafo_20_predeter."><text:span text:style-name="T20"><text:text-input text:description="JOOScript">${(DIETA_LOC_OFI_CON_OTR)!}</text:text-input></text:span></text:span><text:s/>del <text:span text:style-name="T21">á</text:span>rea de $$AREA_AYTO_GTOS$$ de <text:span text:style-name="T14">$$ESTE_ART$$ $$AYUNTAMIENTO$$</text:span>, con cargo al concepto no presupuestario $$CONCEPTO_NP$$. <text:tab/> <text:tab/></text:p>
      <text:p text:style-name="P4"><text:span text:style-name="T8">SEGUNDO</text:span>.- Habilitar al/la funcionario/a $$NOMBRE_FUN_N$$ del <text:span text:style-name="T21">á</text:span>rea de $$AREA_FUN_N$$ de <text:span text:style-name="T14">$$ESTE_ART$$ $$AYUNTAMIENTO$$</text:span> para la gestión de los fondos del anticipo, que será responsable de la justificación de los mismos, de conformidad con los requisitos y el procedimiento dispuesto en las <text:span text:style-name="T23">b</text:span>ases de <text:span text:style-name="T23">e</text:span>jecución del <text:span text:style-name="T23">p</text:span>resupuesto.</text:p>
      <text:p text:style-name="P4"/>
      <text:p text:style-name="P11"><text:span text:style-name="Fuente_20_de_20_párrafo_20_predeter."><text:span text:style-name="T18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16"><text:text-input text:description="JOOScript">${(FIRMANTES_FDO_AUXILIAR)!}</text:text-input></text:span></text:span><text:span text:style-name="T9"><text:s/></text:span><text:span text:style-name="Fuente_20_de_20_párrafo_20_predeter."><text:span text:style-name="T17"><text:text-input text:description="JOOScript">${(FIRMANTES_AUXILIAR)!}</text:text-input></text:span></text:span><text:span text:style-name="Fuente_20_de_20_párrafo_20_predeter."><text:span text:style-name="T17"><text:s/></text:span></text:span></text:p>
      <text:p text:style-name="P15"><text:span text:style-name="Fuente_20_de_20_párrafo_20_predeter."><text:span text:style-name="T15"><text:text-input text:description="JOOScript">${(FIRMANTE_DELEGACION_AUXILIAR)!}</text:text-input></text:span></text:span><text:span text:style-name="Fuente_20_de_20_párrafo_20_predeter."><text:span text:style-name="T15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4" svg:font-family="Arial, serif"/>
    <style:font-face style:name="Liberation Serif1" svg:font-family="'Liberation Serif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2" style:font-family-asian="Calibri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zh" style:country-asian="CN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_20_de_20_página_20_Car" style:display-name="Pie de página C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8.75pt" style:font-size-complex="10p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3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$$TELEFONO_AYTO$$</text:p>
        <text:p text:style-name="MP3"><draw:frame text:anchor-type="paragraph" draw:z-index="1" draw:name="Forma1" draw:style-name="Mgr1" draw:text-style-name="MP4" svg:width="6.407cm" svg:height="1.38cm" draw:transform="rotate (1.5707963267949) translate (-0.947208333333333cm 24.1352916666667cm)"><draw:text-box><text:p><text:span text:style-name="MT1">$$ID_PROCED$$</text:span></text:p></draw:text-box></draw:frame>$$WEB_AYTO$$</text:p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</meta:editing-cycles>
    <meta:creation-date>2019-09-19T17:33:12.258000000</meta:creation-date>
    <meta:editing-duration>PT5H57M56S</meta:editing-duration>
    <meta:generator>LibreOffice/6.2.1.2$Windows_X86_64 LibreOffice_project/7bcb35dc3024a62dea0caee87020152d1ee96e71</meta:generator>
    <dc:date>2021-04-09T13:12:41.904000000</dc:date>
    <meta:document-statistic meta:table-count="0" meta:image-count="0" meta:object-count="0" meta:page-count="2" meta:paragraph-count="33" meta:word-count="697" meta:character-count="4667" meta:non-whitespace-character-count="401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